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33333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2.4cm" svg:height="6.2cm" svg:x="13.8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2.4cm" svg:height="6.2cm" svg:x="6.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4cm" svg:height="6.2cm" svg:x="13.8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cm" svg:y1="10.2cm" svg:x2="6.6cm" svg:y2="10.2cm">
          <text:p/>
        </draw:line>
        <draw:frame draw:style-name="gr3" draw:layer="layout" svg:width="0.891cm" svg:height="0.962cm" svg:x="4.6cm" svg:y="9.138cm">
          <draw:text-box>
            <text:p>F</text:p>
          </draw:text-box>
        </draw:frame>
        <draw:connector draw:style-name="gr2" draw:text-style-name="P1" draw:layer="layout" svg:x1="7.8cm" svg:y1="7.2cm" svg:x2="13.8cm" svg:y2="4.7cm" draw:start-shape="id1" draw:start-glue-point="0" draw:end-shape="id2" draw:end-glue-point="3" svg:d="m7800 7200v-2500h6000" svg:viewBox="0 0 6001 2501">
          <text:p/>
        </draw:connector>
        <draw:connector draw:style-name="gr2" draw:text-style-name="P1" draw:layer="layout" svg:x1="7.8cm" svg:y1="13.4cm" svg:x2="13.8cm" svg:y2="15.3cm" draw:start-shape="id1" draw:start-glue-point="2" draw:end-shape="id3" svg:d="m7800 13400v1900h6000" svg:viewBox="0 0 6001 1901">
          <text:p/>
        </draw:connector>
        <draw:connector draw:style-name="gr2" draw:text-style-name="P1" draw:layer="layout" svg:x1="15cm" svg:y1="1.6cm" svg:x2="19.428cm" svg:y2="1.058cm" draw:start-shape="id2" draw:start-glue-point="0" svg:d="m15000 1600v-521h4428v-21" svg:viewBox="0 0 4429 543">
          <text:p/>
        </draw:connector>
        <draw:connector draw:style-name="gr2" draw:text-style-name="P1" draw:layer="layout" svg:x1="15cm" svg:y1="7.8cm" svg:x2="19.277cm" svg:y2="8.265cm" draw:start-shape="id2" draw:start-glue-point="2" svg:d="m15000 7800v502h4277v-37" svg:viewBox="0 0 4278 503">
          <text:p/>
        </draw:connector>
        <draw:connector draw:style-name="gr2" draw:text-style-name="P1" draw:layer="layout" svg:x1="15cm" svg:y1="12.2cm" svg:x2="19.378cm" svg:y2="11.717cm" draw:start-shape="id3" draw:start-glue-point="0" svg:d="m15000 12200v-501h4378v18" svg:viewBox="0 0 4379 502">
          <text:p/>
        </draw:connector>
        <draw:connector draw:style-name="gr2" draw:text-style-name="P1" draw:layer="layout" svg:x1="15cm" svg:y1="18.4cm" svg:x2="19.403cm" svg:y2="18.898cm" draw:start-shape="id3" draw:start-glue-point="2" svg:d="m15000 18400v502h4403v-4" svg:viewBox="0 0 4404 503">
          <text:p/>
        </draw:connector>
        <draw:frame draw:style-name="gr3" draw:layer="layout" svg:width="0.959cm" svg:height="0.962cm" svg:x="10.109cm" svg:y="3.738cm">
          <draw:text-box>
            <text:p>D</text:p>
          </draw:text-box>
        </draw:frame>
        <draw:frame draw:style-name="gr3" draw:layer="layout" svg:width="0.925cm" svg:height="0.962cm" svg:x="10.4cm" svg:y="14.338cm">
          <draw:text-box>
            <text:p>B</text:p>
          </draw:text-box>
        </draw:frame>
        <draw:frame draw:style-name="gr3" draw:layer="layout" svg:width="1.311cm" svg:height="0.962cm" svg:x="17.4cm" svg:y="1.238cm">
          <draw:text-box>
            <text:p>D1</text:p>
          </draw:text-box>
        </draw:frame>
        <draw:frame draw:style-name="gr3" draw:layer="layout" svg:width="1.311cm" svg:height="0.962cm" svg:x="17.289cm" svg:y="7.4cm">
          <draw:text-box>
            <text:p>D2</text:p>
          </draw:text-box>
        </draw:frame>
        <draw:frame draw:style-name="gr3" draw:layer="layout" svg:width="0.891cm" svg:height="0.962cm" svg:x="4.601cm" svg:y="9.138cm">
          <draw:text-box>
            <text:p>F</text:p>
          </draw:text-box>
        </draw:frame>
        <draw:frame draw:style-name="gr3" draw:layer="layout" svg:width="1.277cm" svg:height="0.962cm" svg:x="17.4cm" svg:y="11.838cm">
          <draw:text-box>
            <text:p>B1</text:p>
          </draw:text-box>
        </draw:frame>
        <draw:frame draw:style-name="gr3" draw:layer="layout" svg:width="1.277cm" svg:height="0.962cm" svg:x="17.4cm" svg:y="18cm">
          <draw:text-box>
            <text:p>B2</text:p>
          </draw:text-box>
        </draw:frame>
        <draw:frame draw:style-name="gr4" draw:text-style-name="P2" draw:layer="layout" svg:width="2.6cm" svg:height="1.115cm" svg:x="6.5cm" svg:y="9.7cm">
          <draw:text-box>
            <text:p text:style-name="P1"><text:span text:style-name="T1">Distillation</text:span></text:p>
            <text:p text:style-name="P1"><text:span text:style-name="T1">Column 1</text:span></text:p>
          </draw:text-box>
        </draw:frame>
        <draw:frame draw:style-name="gr4" draw:text-style-name="P2" draw:layer="layout" svg:width="2.6cm" svg:height="1.115cm" svg:x="13.7cm" svg:y="4.2cm">
          <draw:text-box>
            <text:p text:style-name="P1"><text:span text:style-name="T1">Distillation</text:span></text:p>
            <text:p text:style-name="P1"><text:span text:style-name="T1">Column 2</text:span></text:p>
          </draw:text-box>
        </draw:frame>
        <draw:frame draw:style-name="gr4" draw:text-style-name="P2" draw:layer="layout" svg:width="2.6cm" svg:height="1.115cm" svg:x="13.8cm" svg:y="14.8cm">
          <draw:text-box>
            <text:p text:style-name="P1"><text:span text:style-name="T1">Distillation</text:span></text:p>
            <text:p text:style-name="P1"><text:span text:style-name="T1">Column 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5-09-22T17:54:03</meta:creation-date>
    <dc:date>2015-09-22T18:02:18</dc:date>
    <dc:creator>Jefferson Gomes</dc:creator>
    <meta:editing-duration>P0D</meta:editing-duration>
    <meta:editing-cycles>1</meta:editing-cycles>
    <meta:generator>LibreOffice/3.5$Linux_X86_64 LibreOffice_project/350m1$Build-2</meta:generator>
    <meta:document-statistic meta:object-count="44"/>
  </office:meta>
</office:document-meta>
</file>